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erms and Conditions for Care Worker Employment</text:p>
      <text:p text:style-name="Normal"/>
      <text:p text:style-name="Normal">1. **Position**: The Care Worker shall be employed in the capacity of a caregiver, responsible for providing assistance and support to individuals in need of care, as determined by the employer.</text:p>
      <text:p text:style-name="Normal"/>
      <text:p text:style-name="Normal">2. **Employment Status**: The Care Worker shall be engaged as a [full-time/part-time] employee and shall work [insert number] hours per week, as mutually agreed upon by the Care Worker and the employer.</text:p>
      <text:p text:style-name="Normal"/>
      <text:p text:style-name="Normal">3. **Duties and Responsibilities**:</text:p>
      <text:p text:style-name="Normal"><text:s text:c="3"/>- Provide personal care and support to clients, including but not limited to assistance with activities of daily living, medication administration, and companionship.</text:p>
      <text:p text:style-name="Normal"><text:s text:c="3"/>- Follow care plans and instructions provided by the employer or supervisor.</text:p>
      <text:p text:style-name="Normal"><text:s text:c="3"/>- Maintain accurate records of client care, including documentation of activities, observations, and any changes in condition.</text:p>
      <text:p text:style-name="Normal"><text:s text:c="3"/>- Communicate effectively with clients, their families, and other members of the healthcare team.</text:p>
      <text:p text:style-name="Normal"><text:s text:c="3"/>- Ensure the safety and well-being of clients at all times.</text:p>
      <text:p text:style-name="Normal"/>
      <text:p text:style-name="Normal">4. **Qualifications**:</text:p>
      <text:p text:style-name="Normal"><text:s text:c="3"/>- The Care Worker must possess relevant qualifications and/or experience in caregiving or a related field.</text:p>
      <text:p text:style-name="Normal"><text:s text:c="3"/>- Certification in CPR and First Aid may be required.</text:p>
      <text:p text:style-name="Normal"><text:s text:c="3"/>- Any additional qualifications or certifications deemed necessary by the employer must be obtained and maintained throughout the employment period.</text:p>
      <text:p text:style-name="Normal"/>
      <text:p text:style-name="Normal">5. **Working Hours**:</text:p>
      <text:p text:style-name="Normal"><text:s text:c="3"/>- The Care Worker's working hours shall be determined by the employer and may include evenings, weekends, and holidays, as required.</text:p>
      <text:p text:style-name="Normal"><text:s text:c="3"/>- Overtime may be required and shall be compensated according to applicable laws and regulations.</text:p>
      <text:p text:style-name="Normal"/>
      <text:p text:style-name="Normal">6. **Remuneration and Benefits**:</text:p>
      <text:soft-page-break/>
      <text:p text:style-name="Normal"><text:s text:c="3"/>- The Care Worker shall be entitled to a competitive salary, which shall be paid [weekly/bi-weekly/monthly] on [insert day(s)].</text:p>
      <text:p text:style-name="Normal"><text:s text:c="3"/>- Benefits such as health insurance, retirement plans, and paid time off may be provided as per the employer's policies and applicable laws.</text:p>
      <text:p text:style-name="Normal"/>
      <text:p text:style-name="Normal">7. **Confidentiality**: The Care Worker shall maintain strict confidentiality regarding all client information and shall not disclose any sensitive information to unauthorized individuals.</text:p>
      <text:p text:style-name="Normal"/>
      <text:p text:style-name="Normal">8. **Code of Conduct**:</text:p>
      <text:p text:style-name="Normal"><text:s text:c="3"/>- The Care Worker shall adhere to professional standards of conduct at all times.</text:p>
      <text:p text:style-name="Normal"><text:s text:c="3"/>- The Care Worker shall treat clients with dignity, respect, and empathy, recognizing their individual rights and preferences.</text:p>
      <text:p text:style-name="Normal"/>
      <text:p text:style-name="Normal">9. **Termination of Employment**:</text:p>
      <text:p text:style-name="Normal"><text:s text:c="3"/>- Either party may terminate the employment relationship by providing [insert notice period] prior written notice, or in accordance with applicable laws.</text:p>
      <text:p text:style-name="Normal"><text:s text:c="3"/>- The employer reserves the right to terminate the employment of the Care Worker for just cause, including but not limited to misconduct, negligence, or breach of contract.</text:p>
      <text:p text:style-name="Normal"/>
      <text:p text:style-name="Normal">10. **Governing Law**: This agreement shall be governed by and construed in accordance with the laws of [insert jurisdiction].</text:p>
      <text:p text:style-name="Normal"/>
      <text:p text:style-name="Normal">11. **Amendments**: Any amendments or modifications to this agreement shall be made in writing and signed by both parties.</text:p>
      <text:p text:style-name="Normal"/>
      <text:p text:style-name="Normal">12. **Entire Agreement**: This agreement constitutes the entire understanding between the parties and supersedes all prior agreements and understandings, whether written or oral, relating to the subject matter herein.</text:p>
      <text:p text:style-name="Normal"/>
      <text:p text:style-name="Normal">Both parties hereby acknowledge that they have read and understood the terms and conditions set forth above and agree to abide by them.</text:p>
      <text:p text:style-name="Normal"/>
      <text:p text:style-name="Normal">[Signature of Care Worker] <text:s text:c="21"/>[Signature of Employer]</text:p>
      <text:p text:style-name="Normal">Date: ________________________ <text:s text:c="17"/>Date: ________________________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yjay majeks</meta:initial-creator>
    <dc:creator>jayjay majeks</dc:creator>
    <meta:creation-date>2024-05-12T21:34:00Z</meta:creation-date>
    <dc:date>2024-05-12T21:34:00Z</dc:date>
    <meta:template xlink:href="Normal" xlink:type="simple"/>
    <meta:editing-cycles>2</meta:editing-cycles>
    <meta:editing-duration>PT0S</meta:editing-duration>
    <meta:document-statistic meta:page-count="2" meta:paragraph-count="6" meta:word-count="522" meta:character-count="3494" meta:row-count="24" meta:non-whitespace-character-count="2978"/>
  </office:meta>
</office:document-meta>
</file>